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4cm" table:align="left" style:writing-mode="lr-tb"/>
    </style:style>
    <style:style style:name="Tabla1.A" style:family="table-column">
      <style:table-column-properties style:column-width="3.81cm"/>
    </style:style>
    <style:style style:name="Tabla1.B" style:family="table-column">
      <style:table-column-properties style:column-width="11.774cm"/>
    </style:style>
    <style:style style:name="Tabla1.A1" style:family="table-cell">
      <style:table-cell-properties fo:background-color="transparent" fo:padding="0.097cm" fo:border-left="0.018cm solid #000000" fo:border-right="none" fo:border-top="0.018cm solid #000000" fo:border-bottom="0.018cm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Heading_20_1" style:master-page-name="First_20_Page">
      <style:paragraph-properties style:page-number="auto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Heading_20_2">
      <style:paragraph-properties fo:break-before="pag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27348318387686111" text:style-name="Outline">
        <text:list-item>
          <text:h text:style-name="P3" text:outline-level="1">Medium</text:h>
        </text:list-item>
        <text:list-item>
          <text:h text:style-name="Heading_20_1" text:outline-level="1">Python</text:h>
        </text:list-item>
      </text:list>
      <text:p text:style-name="Standard"/>
      <text:p text:style-name="Standard">Objetivo:Link imprescindibles</text:p>
      <text:p text:style-name="Standard"/>
      <text:p text:style-name="Standard">F.Creación:25-02-2019</text:p>
      <text:p text:style-name="Standard"/>
      <text:p text:style-name="P1"/>
      <text:p text:style-name="P1"/>
      <text:list xml:id="list1292385410" text:continue-numbering="true" text:style-name="Outline">
        <text:list-item>
          <text:list>
            <text:list-item>
              <text:h text:style-name="P5" text:outline-level="2"/>
            </text:list-item>
          </text:list>
        </text:list-item>
      </text:list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Link</text:p>
          </table:table-cell>
          <table:table-cell table:style-name="Tabla1.B1" office:value-type="string">
            <text:p text:style-name="P2">Descripción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www.youtube.com/flutterdev" text:style-name="Internet_20_link" text:visited-style-name="Visited_20_Internet_20_Link"/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@duytq94/facebook-reactions-with-flutter-9019ce8b95b8" text:style-name="Internet_20_link" text:visited-style-name="Visited_20_Internet_20_Link"/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codingwithflutter.com/" text:style-name="Internet_20_link" text:visited-style-name="Visited_20_Internet_20_Link"/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../Múltiples%20variantes" text:style-name="Internet_20_link" text:visited-style-name="Visited_20_Internet_20_Link"/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@afegbua/flutter-thursday-app-dashboard-565df2aab12c" text:style-name="Internet_20_link" text:visited-style-name="Visited_20_Internet_20_Link"/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flutter-community/in-plain-english-so-what-the-heck-is-flutter-and-why-is-it-a-big-deal-7a6dc926b34a" text:style-name="Internet_20_link" text:visited-style-name="Visited_20_Internet_20_Link"/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exploring-android/serving-web-pages-with-firebase-hosting-e8645f1161b5" text:style-name="Internet_20_link" text:visited-style-name="Visited_20_Internet_20_Link"/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mindorks/do-it-asynchronously-but-intelligently-35004312c291" text:style-name="Internet_20_link" text:visited-style-name="Visited_20_Internet_20_Link"/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flutter-io/flutter-on-raspberry-pi-mostly-from-scratch-2824c5e7dcb1" text:style-name="Internet_20_link" text:visited-style-name="Visited_20_Internet_20_Link"/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flutter-community/using-sqlite-in-flutter-187c1a82e8b" text:style-name="Internet_20_link" text:visited-style-name="Visited_20_Internet_20_Link"/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flutterdoc.com/native-flutter-experiences-tabbed-navigation-a1a2e6d21ac2" text:style-name="Internet_20_link" text:visited-style-name="Visited_20_Internet_20_Link"/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@domesticmouse/adding-testing-to-a-flutter-app-8a0b2dd8bcf2" text:style-name="Internet_20_link" text:visited-style-name="Visited_20_Internet_20_Link"/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coding-with-flutter/my-2018-year-in-review-with-flutter-3ddb259c1baa" text:style-name="Internet_20_link" text:visited-style-name="Visited_20_Internet_20_Link"/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flutter-community/developing-and-debugging-flutter-apps-for-ios-without-a-mac-8d362a8ec667?fbclid=IwAR35TaV3GwQpjX1dQ-5UyLfyZQ77Lk1R2MU68Uf9qmd4gwDjTUzHpOM812A" text:style-name="Internet_20_link" text:visited-style-name="Visited_20_Internet_20_Link"/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@CodingDoug/whats-the-relationship-between-firebase-and-google-cloud-57e268a7ff6f" text:style-name="Internet_20_link" text:visited-style-name="Visited_20_Internet_20_Link"/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expertise.jetruby.com/firebase-cloud-storage-how-to-and-use-case-dd9810fe041b" text:style-name="Internet_20_link" text:visited-style-name="Visited_20_Internet_20_Link"/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hackernoon.com/make-predictions-on-a-custom-automl-model-with-cloud-functions-and-firebase-ec3868a1671b" text:style-name="Internet_20_link" text:visited-style-name="Visited_20_Internet_20_Link"/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google-developers/firebase-google-cloud-whats-different-with-cloud-functions-612d9e1e89cb" text:style-name="Internet_20_link" text:visited-style-name="Visited_20_Internet_20_Link"/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P4"/>
      <text:list xml:id="list22391867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loext:contextual-spacing="false" fo:margin-top="0.106cm" fo:margin-bottom="0.106cm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loext:contextual-spacing="false" fo:margin-top="0.106cm" fo:margin-bottom="0.106cm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105</meta:editing-cycles>
    <meta:creation-date>2018-03-07T12:45:00</meta:creation-date>
    <dc:date>2019-02-25T13:36:26</dc:date>
    <meta:editing-duration>P5DT20M32S</meta:editing-duration>
    <meta:generator>OpenOffice/4.1.6$Unix OpenOffice.org_project/416m1$Build-9790</meta:generator>
    <dc:creator>Máximo Meza</dc:creator>
    <meta:document-statistic meta:table-count="1" meta:image-count="0" meta:object-count="0" meta:page-count="2" meta:paragraph-count="7" meta:word-count="13" meta:character-count="11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